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22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9Z85"/>SURAT KEPUTUSAN</text:p>
      <text:p text:style-name="P9">No. / 422 / 454 /Adm.Sek</text:p>
      <text:p text:style-name="P10"/>
      <text:p text:style-name="P11">Berdasarkan :</text:p>
      <text:list xml:id="list159611830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AHESA AFGHAN HABIBIE</text:span></text:p>
      <text:p text:style-name="P13"><text:span text:style-name="T2"><text:tab/><text:tab/>Tempat, Tanggal Lahir<text:tab/>: Semarang, 13-01-2002</text:span></text:p>
      <text:p text:style-name="P13"><text:span text:style-name="T2"><text:tab/><text:tab/>NISN<text:tab/><text:tab/><text:tab/><text:tab/>: 0026237102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9Z8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9Z8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9Z85"/><text:bookmark-end text:name="_Hlk481362583MailMergeMark2020-05-06T04:32:19Z8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44.167875620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2" meta:character-count="10152" meta:non-whitespace-character-count="888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